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CE 55 Roman" svg:font-family="'Helvetica CE 55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35cm"/>
    </style:style>
    <style:style style:name="P1" style:family="paragraph">
      <style:text-properties style:font-name="Helvetica CE 55 Roman" fo:font-size="30pt" fo:font-weight="bold" style:font-size-asian="30pt" style:font-weight-asian="bold" style:font-size-complex="30pt" style:font-weight-complex="bold"/>
    </style:style>
    <style:style style:name="P2" style:family="paragraph">
      <loext:graphic-properties draw:fill="none" draw:fill-color="#ffffff"/>
      <style:text-properties style:font-name="Helvetica CE 55 Roman" fo:font-size="30pt" fo:font-weight="bold" style:font-size-asian="30pt" style:font-weight-asian="bold" style:font-size-complex="30pt" style:font-weight-complex="bold"/>
    </style:style>
    <style:style style:name="T1" style:family="text">
      <style:text-properties style:font-name="Helvetica CE 55 Roman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Helvetica CE 55 Roman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75cm" svg:height="5.72cm" svg:x="0.625cm" svg:y="2.14cm">
          <draw:text-box>
            <text:p text:style-name="P1"><text:span text:style-name="T1">Data</text:span></text:p>
            <text:p text:style-name="P1"><text:span text:style-name="T1">Science</text:span></text:p>
            <text:p text:style-name="P1"/>
            <text:p text:style-name="P1"><text:span text:style-name="T2">an IOS Press jour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CE 55 Roman" svg:font-family="'Helvetica CE 55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solid" draw:fill-color="#00202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7-02-07T08:12:40.378057046</meta:creation-date>
    <dc:date>2017-02-07T08:19:31.443729173</dc:date>
    <dc:creator>Tobias Kuhn</dc:creator>
    <meta:editing-duration>PT6M50S</meta:editing-duration>
    <meta:editing-cycles>2</meta:editing-cycles>
    <meta:generator>LibreOffice/5.2.2.2$Linux_X86_64 LibreOffice_project/20m0$Build-2</meta:generator>
    <meta:document-statistic meta:object-count="1"/>
  </office:meta>
</office:document-meta>
</file>